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5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 style:list-style-name="L9">
      <style:text-properties fo:font-style="normal" style:font-style-asian="normal" style:font-style-complex="normal"/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DB4+ Parameter and waypoint storage in non volatile memory</text:p>
      <text:p text:style-name="Standard"/>
      <text:p text:style-name="Standard">Matthew Coleman – March 2012</text:p>
      <text:p text:style-name="Standard"/>
      <text:p text:style-name="Standard">Parameters are named pieces of data that are associated with the MAVlink communication protocol. <text:s/>Parameters are suitable for adjusting gains, calibrations and behaviour. <text:s/>MAVlink and protocols are described in these documents:</text:p>
      <text:p text:style-name="Standard"/>
      <text:p text:style-name="Standard"><text:a xlink:type="simple" xlink:href="http://www.qgroundcontrol.org/mavlink/start">MAVlink Overview</text:a></text:p>
      <text:p text:style-name="Standard"><text:a xlink:type="simple" xlink:href="http://www.qgroundcontrol.org/mavlink/waypoint_protocol%20">Waypoint protocol</text:a></text:p>
      <text:p text:style-name="Standard"><text:a xlink:type="simple" xlink:href="http://www.qgroundcontrol.org/mavlink/parameter_protocol%20">MAVlink Parameter Protocol</text:a></text:p>
      <text:p text:style-name="Standard"/>
      <text:p text:style-name="Standard">Once a parameter is adjusted, it may be desirable to store it in non volatile memory (does not forget when you switch the power off). <text:s/>UDB4 has an eeprom which is used for this. <text:s/>The following document describes how parameter storage is managed and how it can be used to <text:span text:style-name="T1">change the behaviour of MatrixPilot</text:span>.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How to see and change parameters or waypoints<text:tab/>1</text:p>
          <text:p text:style-name="P11">How parameters are defined<text:tab/>1</text:p>
          <text:p text:style-name="P11">The datatypes table<text:tab/>2</text:p>
          <text:p text:style-name="P11">The parameter database<text:tab/>2</text:p>
          <text:p text:style-name="P11">Parameter table generator - pyparam<text:tab/>2</text:p>
          <text:p text:style-name="P11">Editing the parameter database<text:tab/>3</text:p>
          <text:p text:style-name="P11">How data is managed<text:tab/>3</text:p>
          <text:p text:style-name="P11">How parameters get into a data area (serialisation)<text:tab/>3</text:p>
          <text:p text:style-name="P11">Installing Eclipse<text:tab/>4</text:p>
          <text:p text:style-name="P11">When data is read or written<text:tab/>4</text:p>
          <text:p text:style-name="P11">What happens when data is reloaded<text:tab/>4</text:p>
          <text:p text:style-name="P11">Getting to data you can't see<text:tab/>4</text:p>
          <text:p text:style-name="P11">How to store parameters or waypoints<text:tab/>5</text:p>
          <text:p text:style-name="P11">General warnings<text:tab/>5</text:p>
        </text:index-body>
      </text:table-of-content>
      <text:p text:style-name="Standard"/>
      <text:h text:style-name="Heading_20_2" text:outline-level="2">How to see and change parameters or waypoints</text:h>
      <text:p text:style-name="Standard"/>
      <text:p text:style-name="Standard">QGroundControl is the most capable parameter viewer at the time of writing. <text:s/>Using the parameter protocol it downloads the list of parameter names and the parameter values. <text:s/>It displays the parameters as a list which the user can edit and write back to the vehicle.</text:p>
      <text:p text:style-name="Standard"/>
      <text:p text:style-name="Standard"/>
      <text:h text:style-name="Heading_20_2" text:outline-level="2">How parameters are defined</text:h>
      <text:p text:style-name="Standard">MatrixPilot has a directory of parameters in parameters_table.c. <text:s/>For each entry in the parameter <text:s/>table, the following information is included:</text:p>
      <text:list xml:id="list26522898" text:style-name="L1">
        <text:list-item>
          <text:p text:style-name="P2">The character name of each parameter</text:p>
        </text:list-item>
        <text:list-item>
          <text:p text:style-name="P2">A reference to the RAM variable</text:p>
        </text:list-item>
        <text:list-item>
          <text:p text:style-name="P2">The size of the RAM variable (for data serialisation)</text:p>
        </text:list-item>
        <text:list-item>
          <text:p text:style-name="P2"><text:soft-page-break/>If the variable is read only or read write.</text:p>
        </text:list-item>
        <text:list-item>
          <text:p text:style-name="P2">The data type of the internal variable</text:p>
        </text:list-item>
        <text:list-item>
          <text:p text:style-name="P2">The minimum allowed value of the parameter</text:p>
        </text:list-item>
        <text:list-item>
          <text:p text:style-name="P2">The maximum allowed value of the parameter</text:p>
        </text:list-item>
      </text:list>
      <text:p text:style-name="Standard"/>
      <text:p text:style-name="Standard">Each internal datatype has a read and write parser transfering information to/from the MAVlink datatypes. <text:s/>Some datatypes need scaling or range checking.</text:p>
      <text:p text:style-name="Standard"/>
      <text:p text:style-name="Standard">MAVlink supports transfer of most 8 to 32 bit datatypes. <text:s/>Only float and 32 bit int/uint is supported by qgroundcontrol at this time.</text:p>
      <text:p text:style-name="Standard"/>
      <text:p text:style-name="Standard">The min and max values are in the mavlink data type so they must be defined in the mavlink units.</text:p>
      <text:p text:style-name="Standard"/>
      <text:p text:style-name="Standard">This parameter table is too complex to build by hand, so it is built automatically from a database that is easier to write and maintain. <text:s/>This is called the parameter database.</text:p>
      <text:p text:style-name="Standard"/>
      <text:h text:style-name="Heading_20_2" text:outline-level="2">The datatypes table</text:h>
      <text:p text:style-name="Standard">Each parameter has a matrixpilot type defined. <text:s/>Each type has a load parser and a store parser. <text:s/>The enumeration names of the type and the parser function names are defined in the parameter database. <text:s/></text:p>
      <text:p text:style-name="Standard"/>
      <text:p text:style-name="Standard"><text:span text:style-name="T1">Note: </text:span>The same parser can't be used for two different datatypes.</text:p>
      <text:h text:style-name="Heading_20_2" text:outline-level="2"/>
      <text:h text:style-name="Heading_20_2" text:outline-level="2">The parameter database</text:h>
      <text:p text:style-name="Standard">The database is in XML format for easy man-machine readability. <text:s/>The database contains information about:</text:p>
      <text:list xml:id="list27626970" text:style-name="L5">
        <text:list-item>
          <text:p text:style-name="P5">How to build the parameters table</text:p>
        </text:list-item>
        <text:list-item>
          <text:p text:style-name="P5">How to build the data storage table</text:p>
        </text:list-item>
        <text:list-item>
          <text:p text:style-name="P5">How to build a table of datatypes</text:p>
        </text:list-item>
      </text:list>
      <text:p text:style-name="Standard"/>
      <text:h text:style-name="Heading_20_2" text:outline-level="2">Parameter table generator - pyparam</text:h>
      <text:p text:style-name="Standard">pyparam builds the following files from the database:</text:p>
      <text:list xml:id="list28165808" text:style-name="L8">
        <text:list-item>
          <text:p text:style-name="P7">parameter_table.c </text:p>
          <text:list>
            <text:list-item>
              <text:p text:style-name="P7">List of parameters </text:p>
            </text:list-item>
            <text:list-item>
              <text:p text:style-name="P7">List of extern memory locations</text:p>
            </text:list-item>
            <text:list-item>
              <text:p text:style-name="P7">size of the parmaeter table</text:p>
            </text:list-item>
            <text:list-item>
              <text:p text:style-name="P7">A list of matrixpilot datatype parsers</text:p>
            </text:list-item>
          </text:list>
        </text:list-item>
        <text:list-item>
          <text:p text:style-name="P7">parameter_datatypes.h </text:p>
          <text:list>
            <text:list-item>
              <text:p text:style-name="P7">Enumeration of datatype parsers</text:p>
            </text:list-item>
            <text:list-item>
              <text:p text:style-name="P7">Definition of each function of the datatype parsers</text:p>
            </text:list-item>
          </text:list>
        </text:list-item>
        <text:list-item>
          <text:p text:style-name="P7">nv_memory_table.c</text:p>
          <text:list>
            <text:list-item>
              <text:p text:style-name="P7">List of data blocks</text:p>
            </text:list-item>
            <text:list-item>
              <text:p text:style-name="P7">Count of the list of datablocks</text:p>
            </text:list-item>
          </text:list>
        </text:list-item>
      </text:list>
      <text:p text:style-name="Standard"/>
      <text:p text:style-name="Standard">parameter_table.h contains the type definitions used for the above tables.</text:p>
      <text:p text:style-name="Standard"/>
      <text:p text:style-name="Standard"><text:soft-page-break/>Pyparam is found in the tools/pyparam directory. <text:s/>When pyparam runs, it automatically writes the new files into the MatrixPilot folder. <text:s/>You do not need to copy or move any files.</text:p>
      <text:p text:style-name="Standard"/>
      <text:p text:style-name="Standard">pyparam is written in python2.7. <text:s/>You must have python 2.7 installed on your machine if you wish to run pyparam. <text:s/>For more information on installation read here:</text:p>
      <text:p text:style-name="Standard"><text:a xlink:type="simple" xlink:href="http://www.python.org/" office:name="Python organisation homepage">Python organisation homepage</text:a></text:p>
      <text:p text:style-name="Standard"/>
      <text:h text:style-name="Heading_20_2" text:outline-level="2">Editing the parameter database</text:h>
      <text:p text:style-name="Standard">The database has a schema associated with it. <text:s/>The schema describes how the information in the database should be formatted. <text:s/>A good editor will use the schema to help you make a database with the correct information. <text:s/>These are the best editors I have tried:</text:p>
      <text:p text:style-name="Standard"/>
      <text:list xml:id="list26590388" text:style-name="L3">
        <text:list-item>
          <text:p text:style-name="P4">Eclipse</text:p>
          <text:list>
            <text:list-item>
              <text:p text:style-name="P4">Open source, free to use</text:p>
            </text:list-item>
            <text:list-item>
              <text:p text:style-name="P4">Multi platform</text:p>
            </text:list-item>
            <text:list-item>
              <text:p text:style-name="P4">Good graphical editor</text:p>
            </text:list-item>
            <text:list-item>
              <text:p text:style-name="P4">Works well as a python editor and debugger</text:p>
            </text:list-item>
            <text:list-item>
              <text:p text:style-name="P4">Needs python and/or xml modules adding (see section on Eclipse install)</text:p>
              <text:p text:style-name="P4"/>
            </text:list-item>
          </text:list>
        </text:list-item>
        <text:list-item>
          <text:p text:style-name="P4">Editix</text:p>
          <text:list>
            <text:list-item>
              <text:p text:style-name="P4">Windows only</text:p>
            </text:list-item>
            <text:list-item>
              <text:p text:style-name="P4">Free for non profit, non commercial use only</text:p>
            </text:list-item>
            <text:list-item>
              <text:p text:style-name="P4">Simple installation</text:p>
            </text:list-item>
          </text:list>
        </text:list-item>
      </text:list>
      <text:p text:style-name="Standard"/>
      <text:h text:style-name="Heading_20_2" text:outline-level="2">How data is managed</text:h>
      <text:p text:style-name="Standard">The storage manager is a light filesystem which allows blocks of data to be read and written. <text:s/>The files are not known as character names but have an enumeration instead. <text:s/>This enumeration is defined in matrixpilot.xml under the enumeration name MAV_NV_STORAGE_AREA.</text:p>
      <text:p text:style-name="Standard"/>
      <text:p text:style-name="Standard">These files/data areas can be individually created, written, read, cleared or deleted. <text:s/>The files have size and data validity checks.</text:p>
      <text:p text:style-name="Standard"/>
      <text:h text:style-name="Heading_20_2" text:outline-level="2">How parameters get into a data area (serialisation)</text:h>
      <text:p text:style-name="Standard"/>
      <text:p text:style-name="Standard">Each data area has a list of parameters that are associated with it. <text:s/>Items are read/written in order going through the list. <text:s/>In MatrixpPilot ram, variables will be scattered over the memory space. <text:s/>In non volatile memory, the variables are in order, one after the other (a data series).</text:p>
      <text:p text:style-name="Standard"/>
      <text:p text:style-name="Standard">The whole list of parameters is not written in one large lump. <text:s/>It is written in smaller blocks as defined by the database. <text:s/>The blocks are defined as datasets that you wish to behave in the same way.</text:p>
      <text:p text:style-name="Standard"/>
      <text:p text:style-name="Standard">Matrixpilot uses a lookup table (storage_table.c) to know which parameters to use in which block of data. <text:s/>Each entry in the storage table has the following information:</text:p>
      <text:list xml:id="list27683536" text:style-name="L7">
        <text:list-item>
          <text:p text:style-name="P6">Data storage area</text:p>
        </text:list-item>
        <text:list-item>
          <text:p text:style-name="P6">Index into the parameters for the first parameter of the block</text:p>
        </text:list-item>
        <text:list-item>
          <text:p text:style-name="P6">A count of parameters in the block</text:p>
        </text:list-item>
        <text:list-item>
          <text:p text:style-name="P6">Data storage flags</text:p>
        </text:list-item>
        <text:list-item>
          <text:p text:style-name="P6"><text:soft-page-break/>Data storage callback</text:p>
        </text:list-item>
      </text:list>
      <text:p text:style-name="Standard"/>
      <text:h text:style-name="Heading_20_2" text:outline-level="2"/>
      <text:h text:style-name="Heading_20_2" text:outline-level="2"><text:bookmark-start text:name="__RefHeading__26631457"/>Installing Eclipse<text:bookmark-end text:name="__RefHeading__26631457"/></text:h>
      <text:p text:style-name="Standard"/>
      <text:h text:style-name="Heading_20_2" text:outline-level="2">When data is read or written</text:h>
      <text:p text:style-name="Standard">We wish to control which data blocks are read or written at a given moment of operation. <text:s/>Some data should be loaded at every startup. <text:s/>Some data should only be reloaded after an uncontrolled re-boot. <text:s/>This is controlled by the storage flags. <text:s/>These flags are defined in matrixpilot.xml by <text:s/>the enumeration MAV_NV_STORAGE_FLAGS.</text:p>
      <text:p text:style-name="Standard"/>
      <text:list xml:id="list26503544" text:style-name="L2">
        <text:list-item>
          <text:p text:style-name="P3">LOAD_ALL – Load everything regardless of flag</text:p>
        </text:list-item>
        <text:list-item>
          <text:p text:style-name="P3">SAVE_ALL – Save all regardless of flag</text:p>
        </text:list-item>
        <text:list-item>
          <text:p text:style-name="P3">LOAD_AT_STARTUP – Load at normal startup </text:p>
        </text:list-item>
        <text:list-item>
          <text:p text:style-name="P3">LOAD_AT_REBOOT – Load on reboot</text:p>
        </text:list-item>
        <text:list-item>
          <text:p text:style-name="P3">SAVE_AFTER_CAL – Save data after normal calibration cycle</text:p>
        </text:list-item>
        <text:list-item>
          <text:p text:style-name="P3">STORE_WAYPOINTS – Only when waypoints load/save is requested</text:p>
        </text:list-item>
        <text:list-item>
          <text:p text:style-name="P3">STORE_CALIB – Only when calibration data load/save is requested</text:p>
        </text:list-item>
        <text:list-item>
          <text:p text:style-name="P3">SAVE_MISSION – When mission load/Save is requested</text:p>
        </text:list-item>
      </text:list>
      <text:p text:style-name="Standard"/>
      <text:p text:style-name="Standard">The requried flags for each block of parameters are written into the parameter block of the parameter_database.xml. <text:s/>The database also defines an enumeration of the possible flags. <text:s/>This enumeration is written into parameter_datatypes.h when the files are generated by pyparam.</text:p>
      <text:p text:style-name="Standard"/>
      <text:h text:style-name="Heading_20_2" text:outline-level="2">What happens when data is reloaded</text:h>
      <text:p text:style-name="Text_20_body">When some data is loaded from memory, MatrixPilot needs to change it's behaviour. <text:s/>For example, loading fixed radio trimpoints should stop the radio trim self calibration. <text:s/>The memory services communicates with matrixpilot using callbacks. <text:s/>The callback name is included in the parameter block of the database.</text:p>
      <text:p text:style-name="Text_20_body"/>
      <text:p text:style-name="Text_20_body"><text:span text:style-name="T1">Note: </text:span>The callbacks are only called when loading with startup or reboot flags set. <text:s/>They will not be called at any other time.</text:p>
      <text:p text:style-name="Text_20_body"/>
      <text:h text:style-name="Heading_20_2" text:outline-level="2">Getting to data you can't see</text:h>
      <text:p text:style-name="Text_20_body">Sometimes you wish to get to data that has no header defining it. <text:s/>An extern can be defined in the database. <text:s/>When the extern is defined in the database, use the type and name. <text:s/>Do not add the extern keyword.</text:p>
      <text:p text:style-name="Text_20_body"/>
      <text:h text:style-name="Heading_20_2" text:outline-level="2">How to use QGroundControl with nv memory</text:h>
      <text:p text:style-name="Standard">QGroundControl has buttons in the engineering page for commanding data store/recall. <text:s/>We can add <text:soft-page-break/>more control by doing the following:</text:p>
      <text:list xml:id="list28312554" text:style-name="L9">
        <text:list-item>
          <text:p text:style-name="P8">Run QGC</text:p>
        </text:list-item>
        <text:list-item>
          <text:p text:style-name="P8">Attach UDB</text:p>
        </text:list-item>
        <text:list-item>
          <text:p text:style-name="P8">Add a new custom widget from the <text:span text:style-name="T2">Tool Widgets-&gt;New Custom Widget </text:span><text:span text:style-name="T3">menu.</text:span></text:p>
        </text:list-item>
        <text:list-item>
          <text:p text:style-name="P8"><text:span text:style-name="T3">In the new widget view, right click and choose </text:span><text:span text:style-name="T2">import widget</text:span></text:p>
        </text:list-item>
        <text:list-item>
          <text:p text:style-name="P10">Choose the file <text:span text:style-name="T2">QGC Advanced memory storage widget.qgw</text:span> from the <text:span text:style-name="T2">tools/pyparam</text:span> folder.</text:p>
        </text:list-item>
      </text:list>
      <text:p text:style-name="P9"/>
      <text:p text:style-name="P9">This will add a collection of buttons to the new widget view. <text:s/>These buttons add a selection of data saving, loading and clearing for different data areas.</text:p>
      <text:p text:style-name="P9"/>
      <text:p text:style-name="P9">If you need to add different button functions, read the MAV_CMD_PREFLIGHT_STORAGE_ADVANCED definition in matrixpilot.xml.</text:p>
      <text:p text:style-name="P9"/>
      <text:h text:style-name="Heading_20_2" text:outline-level="2">General warnings</text:h>
      <text:list xml:id="list27360653" text:style-name="L4">
        <text:list-item>
          <text:p text:style-name="P12">The non volatile memory services can't be used without mavlink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38M29S</meta:editing-duration>
    <meta:editing-cycles>14</meta:editing-cycles>
    <meta:generator>OpenOffice.org/3.1$Win32 OpenOffice.org_project/310m19$Build-9420</meta:generator>
    <dc:date>2012-03-18T08:26:53.83</dc:date>
    <dc:creator>Matthew Coleman</dc:creator>
    <meta:document-statistic meta:table-count="0" meta:image-count="0" meta:object-count="0" meta:page-count="5" meta:paragraph-count="114" meta:word-count="1381" meta:character-count="8198"/>
    <meta:user-defined meta:name="Info 1"/>
    <meta:user-defined meta:name="Info 2"/>
    <meta:user-defined meta:name="Info 3"/>
    <meta:user-defined meta:name="Info 4"/>
  </office:meta>
</office:document-meta>
</file>